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c4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**********************************************************</text:p>
      <text:p text:style-name="P1">*******************************READ ME******************************************</text:p>
      <text:p text:style-name="P1">************************CPSC 2720 - Checkmate***********************************</text:p>
      <text:p text:style-name="P1">********************************************************************************</text:p>
      <text:p text:style-name="P1"/>
      <text:p text:style-name="P1">Directory Structure</text:p>
      <text:p text:style-name="P1">===================</text:p>
      <text:p text:style-name="P1"/>
      <text:p text:style-name="P1">source/</text:p>
      <text:p text:style-name="P1"><text:s/>- most source and header files</text:p>
      <text:p text:style-name="P1"><text:s/>- type "make" to create executable</text:p>
      <text:p text:style-name="P1"/>
      <text:p text:style-name="P1">source/piece/</text:p>
      <text:p text:style-name="P1"><text:s/>- contains source and headers for piece class</text:p>
      <text:p text:style-name="P1"/>
      <text:p text:style-name="P1">source/rules/</text:p>
      <text:p text:style-name="P1"><text:s/>- contains source and headers for rules class</text:p>
      <text:p text:style-name="P1"/>
      <text:p text:style-name="P1">source/players/</text:p>
      <text:p text:style-name="P1"><text:s/>- contains source and headers for players class </text:p>
      <text:p text:style-name="P1"/>
      <text:p text:style-name="P1">doxygen/</text:p>
      <text:p text:style-name="P1"><text:s/>- directory for generating doxygen documentation</text:p>
      <text:p text:style-name="P1"><text:s/></text:p>
      <text:p text:style-name="P1">design/</text:p>
      <text:p text:style-name="P1"><text:s/>- the object-oriented design, may not be updated during devlopment</text:p>
      <text:p text:style-name="P1"><text:s/>- coding conventions document</text:p>
      <text:p text:style-name="P1"><text:s/>- Workload Delegation document</text:p>
      <text:p text:style-name="P1"><text:s/></text:p>
      <text:p text:style-name="P1">proposal/</text:p>
      <text:p text:style-name="P1"><text:s/>- original submitted script </text:p>
      <text:p text:style-name="P1"/>
      <text:p text:style-name="P1">testDir/</text:p>
      <text:p text:style-name="P1"><text:s/>- unit test source </text:p>
      <text:p text:style-name="P1"/>
      <text:p text:style-name="P1"/>
      <text:p text:style-name="P1">Version Information</text:p>
      <text:p text:style-name="P1">===================</text:p>
      <text:p text:style-name="P1"/>
      <text:p text:style-name="P1"/>
      <text:p text:style-name="P1">TO BE UPDATE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ery Shortt</meta:initial-creator>
    <meta:creation-date>2014-10-27T22:32:52</meta:creation-date>
    <dc:date>2014-10-27T22:34:45</dc:date>
    <dc:creator>Zackery Shortt</dc:creator>
    <meta:editing-duration>P0D</meta:editing-duration>
    <meta:editing-cycles>1</meta:editing-cycles>
    <meta:document-statistic meta:table-count="0" meta:image-count="0" meta:object-count="0" meta:page-count="1" meta:paragraph-count="30" meta:word-count="93" meta:character-count="925" meta:non-whitespace-character-count="844"/>
    <meta:generator>LibreOffice/4.0.4.2$Linux_X86_64 LibreOffice_project/400m0$Build-2</meta:generator>
  </office:meta>
</office:document-meta>
</file>